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1.79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Sheet1.Z34" table:end-x="0.3283in" table:end-y="0.1063in" draw:z-index="0" draw:style-name="gr1" draw:text-style-name="P1" svg:width="10.4925in" svg:height="5.7106in" svg:x="0.5043in" svg:y="0.1157in">
              <draw:object draw:notify-on-update-of-ranges="Sheet1.C10:Sheet1.C10 Sheet1.C11:Sheet1.C19 Sheet1.D10:Sheet1.D10 Sheet1.D11:Sheet1.D19 Sheet1.E10:Sheet1.E10 Sheet1.E11:Sheet1.E19 Sheet1.F10:Sheet1.F10 Sheet1.F11:Sheet1.F19 Sheet1.G10:Sheet1.G10 Sheet1.G11:Sheet1.G19 Sheet1.H10:Sheet1.H10 Sheet1.H11:Sheet1.H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2"/>
          <table:table-cell/>
          <table:table-cell office:value-type="string">
            <text:p>MirrorVM (Standalone)</text:p>
          </table:table-cell>
          <table:table-cell office:value-type="string">
            <text:p>MirrorVM (S&amp;Box)</text:p>
          </table:table-cell>
          <table:table-cell office:value-type="string">
            <text:p>WACS</text:p>
          </table:table-cell>
          <table:table-cell office:value-type="string">
            <text:p>Node V8</text:p>
          </table:table-cell>
          <table:table-cell office:value-type="string">
            <text:p>Native</text:p>
          </table:table-cell>
          <table:table-cell table:style-name="ce1"/>
          <table:table-cell table:style-name="ce1" office:value-type="string">
            <text:p>MirrorVM / Native Ratio</text:p>
          </table:table-cell>
          <table:table-cell table:style-name="ce1" office:value-type="string">
            <text:p>WACS / Native Rati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6413514">
            <text:p>0.6413514</text:p>
          </table:table-cell>
          <table:table-cell office:value-type="float" office:value="0.6624695">
            <text:p>0.6624695</text:p>
          </table:table-cell>
          <table:table-cell office:value-type="float" office:value="57.8953766">
            <text:p>57.8953766</text:p>
          </table:table-cell>
          <table:table-cell office:value-type="float" office:value="0.2470914">
            <text:p>0.2470914</text:p>
          </table:table-cell>
          <table:table-cell office:value-type="float" office:value="0.2123459">
            <text:p>0.2123459</text:p>
          </table:table-cell>
          <table:table-cell table:style-name="ce1" office:value-type="string">
            <text:p>hashes</text:p>
          </table:table-cell>
          <table:table-cell table:style-name="ce1" table:formula="of:=[.E11]/[.H11]" office:value-type="float" office:value="3.11976591024362">
            <text:p>3.1197659102</text:p>
          </table:table-cell>
          <table:table-cell table:style-name="ce1" table:formula="of:=[.F11]/[.H11]" office:value-type="float" office:value="272.646547920162">
            <text:p>272.6465479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mage</text:p>
          </table:table-cell>
          <table:table-cell office:value-type="float" office:value="0.584174">
            <text:p>0.584174</text:p>
          </table:table-cell>
          <table:table-cell office:value-type="float" office:value="0.5984724">
            <text:p>0.5984724</text:p>
          </table:table-cell>
          <table:table-cell office:value-type="float" office:value="30.3572947">
            <text:p>30.3572947</text:p>
          </table:table-cell>
          <table:table-cell office:value-type="float" office:value="0.1481176">
            <text:p>0.1481176</text:p>
          </table:table-cell>
          <table:table-cell office:value-type="float" office:value="0.0430717">
            <text:p>0.0430717</text:p>
          </table:table-cell>
          <table:table-cell table:style-name="ce1" office:value-type="string">
            <text:p>image</text:p>
          </table:table-cell>
          <table:table-cell table:style-name="ce1" table:formula="of:=[.E12]/[.H12]" office:value-type="float" office:value="13.8947940294904">
            <text:p>13.8947940295</text:p>
          </table:table-cell>
          <table:table-cell table:style-name="ce1" table:formula="of:=[.F12]/[.H12]" office:value-type="float" office:value="704.808370693518">
            <text:p>704.808370693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json</text:p>
          </table:table-cell>
          <table:table-cell office:value-type="float" office:value="0.6028136">
            <text:p>0.6028136</text:p>
          </table:table-cell>
          <table:table-cell office:value-type="float" office:value="0.6073067">
            <text:p>0.6073067</text:p>
          </table:table-cell>
          <table:table-cell office:value-type="float" office:value="20.6868618">
            <text:p>20.6868618</text:p>
          </table:table-cell>
          <table:table-cell office:value-type="float" office:value="0.1178291">
            <text:p>0.1178291</text:p>
          </table:table-cell>
          <table:table-cell office:value-type="float" office:value="0.0943339">
            <text:p>0.0943339</text:p>
          </table:table-cell>
          <table:table-cell table:style-name="ce1" office:value-type="string">
            <text:p>json</text:p>
          </table:table-cell>
          <table:table-cell table:style-name="ce1" table:formula="of:=[.E13]/[.H13]" office:value-type="float" office:value="6.43784153946778">
            <text:p>6.4378415395</text:p>
          </table:table-cell>
          <table:table-cell table:style-name="ce1" table:formula="of:=[.F13]/[.H13]" office:value-type="float" office:value="219.294037456312">
            <text:p>219.294037456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ospero_compile</text:p>
          </table:table-cell>
          <table:table-cell office:value-type="float" office:value="0.5541853">
            <text:p>0.5541853</text:p>
          </table:table-cell>
          <table:table-cell office:value-type="float" office:value="0.5668251">
            <text:p>0.5668251</text:p>
          </table:table-cell>
          <table:table-cell office:value-type="float" office:value="24.3418013">
            <text:p>24.3418013</text:p>
          </table:table-cell>
          <table:table-cell office:value-type="float" office:value="0.1226171">
            <text:p>0.1226171</text:p>
          </table:table-cell>
          <table:table-cell office:value-type="float" office:value="0.0598657">
            <text:p>0.0598657</text:p>
          </table:table-cell>
          <table:table-cell table:style-name="ce1" office:value-type="string">
            <text:p>prospero_compile</text:p>
          </table:table-cell>
          <table:table-cell table:style-name="ce1" table:formula="of:=[.E14]/[.H14]" office:value-type="float" office:value="9.46827816262067">
            <text:p>9.4682781626</text:p>
          </table:table-cell>
          <table:table-cell table:style-name="ce1" table:formula="of:=[.F14]/[.H14]" office:value-type="float" office:value="406.606809909514">
            <text:p>406.606809909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ospero_eval</text:p>
          </table:table-cell>
          <table:table-cell office:value-type="float" office:value="0.6698159">
            <text:p>0.6698159</text:p>
          </table:table-cell>
          <table:table-cell office:value-type="float" office:value="0.683798">
            <text:p>0.683798</text:p>
          </table:table-cell>
          <table:table-cell office:value-type="float" office:value="23.0742492">
            <text:p>23.0742492</text:p>
          </table:table-cell>
          <table:table-cell office:value-type="float" office:value="0.246047599999999">
            <text:p>0.2460476</text:p>
          </table:table-cell>
          <table:table-cell office:value-type="float" office:value="0.1202327">
            <text:p>0.1202327</text:p>
          </table:table-cell>
          <table:table-cell table:style-name="ce1" office:value-type="string">
            <text:p>prospero_eval</text:p>
          </table:table-cell>
          <table:table-cell table:style-name="ce1" table:formula="of:=[.E15]/[.H15]" office:value-type="float" office:value="5.68728806722298">
            <text:p>5.6872880672</text:p>
          </table:table-cell>
          <table:table-cell table:style-name="ce1" table:formula="of:=[.F15]/[.H15]" office:value-type="float" office:value="191.913258206794">
            <text:p>191.91325820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nd_sort</text:p>
          </table:table-cell>
          <table:table-cell office:value-type="float" office:value="0.646002">
            <text:p>0.646002</text:p>
          </table:table-cell>
          <table:table-cell office:value-type="float" office:value="0.6607118">
            <text:p>0.6607118</text:p>
          </table:table-cell>
          <table:table-cell office:value-type="float" office:value="29.3219422">
            <text:p>29.3219422</text:p>
          </table:table-cell>
          <table:table-cell office:value-type="float" office:value="0.1320573">
            <text:p>0.1320573</text:p>
          </table:table-cell>
          <table:table-cell office:value-type="float" office:value="0.0873798">
            <text:p>0.0873798</text:p>
          </table:table-cell>
          <table:table-cell table:style-name="ce1" office:value-type="string">
            <text:p>rand_sort</text:p>
          </table:table-cell>
          <table:table-cell table:style-name="ce1" table:formula="of:=[.E16]/[.H16]" office:value-type="float" office:value="7.56137917459184">
            <text:p>7.5613791746</text:p>
          </table:table-cell>
          <table:table-cell table:style-name="ce1" table:formula="of:=[.F16]/[.H16]" office:value-type="float" office:value="335.568886630548">
            <text:p>335.56888663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pier</text:p>
          </table:table-cell>
          <table:table-cell office:value-type="float" office:value="0.6483768">
            <text:p>0.6483768</text:p>
          </table:table-cell>
          <table:table-cell office:value-type="float" office:value="0.6804523">
            <text:p>0.6804523</text:p>
          </table:table-cell>
          <table:table-cell/>
          <table:table-cell office:value-type="float" office:value="0.1306435">
            <text:p>0.1306435</text:p>
          </table:table-cell>
          <table:table-cell office:value-type="float" office:value="0.070902">
            <text:p>0.070902</text:p>
          </table:table-cell>
          <table:table-cell table:style-name="ce1" office:value-type="string">
            <text:p>rapier</text:p>
          </table:table-cell>
          <table:table-cell table:style-name="ce1" table:formula="of:=[.E17]/[.H17]" office:value-type="float" office:value="9.59708188767595">
            <text:p>9.5970818877</text:p>
          </table:table-cell>
          <table:table-cell table:style-name="ce1" table:formula="of:=[.F17]/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gex</text:p>
          </table:table-cell>
          <table:table-cell office:value-type="float" office:value="0.5723303">
            <text:p>0.5723303</text:p>
          </table:table-cell>
          <table:table-cell office:value-type="float" office:value="0.6064479">
            <text:p>0.6064479</text:p>
          </table:table-cell>
          <table:table-cell office:value-type="float" office:value="18.6824994">
            <text:p>18.6824994</text:p>
          </table:table-cell>
          <table:table-cell office:value-type="float" office:value="0.0975159000000003">
            <text:p>0.0975159</text:p>
          </table:table-cell>
          <table:table-cell office:value-type="float" office:value="0.0445545">
            <text:p>0.0445545</text:p>
          </table:table-cell>
          <table:table-cell table:style-name="ce1" office:value-type="string">
            <text:p>regex</text:p>
          </table:table-cell>
          <table:table-cell table:style-name="ce1" table:formula="of:=[.E18]/[.H18]" office:value-type="float" office:value="13.6113725886274">
            <text:p>13.6113725886</text:p>
          </table:table-cell>
          <table:table-cell table:style-name="ce1" table:formula="of:=[.F18]/[.H18]" office:value-type="float" office:value="419.317900548766">
            <text:p>419.31790054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ip</text:p>
          </table:table-cell>
          <table:table-cell office:value-type="float" office:value="0.5426447">
            <text:p>0.5426447</text:p>
          </table:table-cell>
          <table:table-cell office:value-type="float" office:value="0.5853842">
            <text:p>0.5853842</text:p>
          </table:table-cell>
          <table:table-cell office:value-type="float" office:value="23.457069">
            <text:p>23.457069</text:p>
          </table:table-cell>
          <table:table-cell office:value-type="float" office:value="0.1336109">
            <text:p>0.1336109</text:p>
          </table:table-cell>
          <table:table-cell office:value-type="float" office:value="0.0980608">
            <text:p>0.0980608</text:p>
          </table:table-cell>
          <table:table-cell table:style-name="ce1" office:value-type="string">
            <text:p>zip</text:p>
          </table:table-cell>
          <table:table-cell table:style-name="ce1" table:formula="of:=[.E19]/[.H19]" office:value-type="float" office:value="5.96960457185746">
            <text:p>5.9696045719</text:p>
          </table:table-cell>
          <table:table-cell table:style-name="ce1" table:formula="of:=[.F19]/[.H19]" office:value-type="float" office:value="239.209439449811">
            <text:p>239.2094394498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WAC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7.8953766">
            <text:p>57.895376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0.3572947">
            <text:p>30.35729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0.6868618">
            <text:p>20.686861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4.3418013">
            <text:p>24.341801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3.0742492">
            <text:p>23.074249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9.3219422">
            <text:p>29.321942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float" office:value="18.6824994">
            <text:p>18.682499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3.457069">
            <text:p>23.457069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1">07/11/2025</text:date>, <text:time>19:4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25-07-11T16:01:22.92</meta:creation-date>
    <dc:date>2025-07-11T19:40:23.46</dc:date>
    <dc:creator>a b</dc:creator>
    <meta:editing-duration>PT3H8M39S</meta:editing-duration>
    <meta:editing-cycles>3</meta:editing-cycles>
    <meta:generator>OpenOffice/4.1.11$Win32 OpenOffice.org_project/4111m1$Build-9808</meta:generator>
    <meta:document-statistic meta:table-count="3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52cm" svg:height="14.506cm" xlink:href=".." xlink:type="simple" chart:class="chart:bar" chart:style-name="ch1">
        <chart:title svg:x="11.073cm" svg:y="0.426cm" chart:style-name="ch2">
          <text:p>MirrorVM Benchmarks</text:p>
        </chart:title>
        <chart:legend chart:legend-position="end" svg:x="22.457cm" svg:y="5.893cm" style:legend-expansion="high" chart:style-name="ch3"/>
        <chart:plot-area chart:style-name="ch4" table:cell-range-address="Sheet1.C10:Sheet1.H19" chart:data-source-has-labels="both" svg:x="1.571cm" svg:y="2.075cm" svg:width="19.82cm" svg:height="11.133cm">
          <chartooo:coordinate-region svg:x="2.192cm" svg:y="2.287cm" svg:width="19.199cm" svg:height="9.824cm"/>
          <chart:axis chart:dimension="x" chart:name="primary-x" chart:style-name="ch5" chartooo:axis-type="auto">
            <chartooo:date-scale/>
            <chart:title svg:x="10.802cm" svg:y="13.499cm" chart:style-name="ch6">
              <text:p>Function</text:p>
            </chart:title>
            <chart:categories table:cell-range-address="Sheet1.C11:Sheet1.C19"/>
          </chart:axis>
          <chart:axis chart:dimension="y" chart:name="primary-y" chart:style-name="ch7">
            <chart:title svg:x="0.451cm" svg:y="8.86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11:Sheet1.D19" chart:label-cell-address="Sheet1.D10:Sheet1.D10" chart:class="chart:bar">
            <chart:data-point chart:repeated="9"/>
          </chart:series>
          <chart:series chart:style-name="ch11" chart:values-cell-range-address="Sheet1.E11:Sheet1.E19" chart:label-cell-address="Sheet1.E10:Sheet1.E10" chart:class="chart:bar">
            <chart:data-point chart:repeated="9"/>
          </chart:series>
          <chart:series chart:style-name="ch12" chart:values-cell-range-address="Sheet1.F11:Sheet1.F19" chart:label-cell-address="Sheet1.F10:Sheet1.F10" chart:class="chart:bar">
            <chart:data-point chart:repeated="9"/>
          </chart:series>
          <chart:series chart:style-name="ch13" chart:values-cell-range-address="Sheet1.G11:Sheet1.G19" chart:label-cell-address="Sheet1.G10:Sheet1.G10" chart:class="chart:bar">
            <chart:data-point chart:repeated="9"/>
          </chart:series>
          <chart:series chart:style-name="ch14" chart:values-cell-range-address="Sheet1.H11:Sheet1.H19" chart:label-cell-address="Sheet1.H10:Sheet1.H10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rorVM (Standalone)</text:p>
                <draw:g>
                  <svg:desc>Sheet1.D10:Sheet1.D10</svg:desc>
                </draw:g>
              </table:table-cell>
              <table:table-cell office:value-type="string">
                <text:p>MirrorVM (S&amp;Box)</text:p>
                <draw:g>
                  <svg:desc>Sheet1.E10:Sheet1.E10</svg:desc>
                </draw:g>
              </table:table-cell>
              <table:table-cell office:value-type="string">
                <text:p>WACS</text:p>
                <draw:g>
                  <svg:desc>Sheet1.F10:Sheet1.F10</svg:desc>
                </draw:g>
              </table:table-cell>
              <table:table-cell office:value-type="string">
                <text:p>Node V8</text:p>
                <draw:g>
                  <svg:desc>Sheet1.G10:Sheet1.G10</svg:desc>
                </draw:g>
              </table:table-cell>
              <table:table-cell office:value-type="string">
                <text:p>Native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es</text:p>
                <draw:g>
                  <svg:desc>Sheet1.C11:Sheet1.C19</svg:desc>
                </draw:g>
              </table:table-cell>
              <table:table-cell office:value-type="float" office:value="0.6413514">
                <text:p>0.6413514</text:p>
                <draw:g>
                  <svg:desc>Sheet1.D11:Sheet1.D19</svg:desc>
                </draw:g>
              </table:table-cell>
              <table:table-cell office:value-type="float" office:value="0.6624695">
                <text:p>0.6624695</text:p>
                <draw:g>
                  <svg:desc>Sheet1.E11:Sheet1.E19</svg:desc>
                </draw:g>
              </table:table-cell>
              <table:table-cell office:value-type="float" office:value="57.8953766">
                <text:p>57.8953766</text:p>
                <draw:g>
                  <svg:desc>Sheet1.F11:Sheet1.F19</svg:desc>
                </draw:g>
              </table:table-cell>
              <table:table-cell office:value-type="float" office:value="0.2470914">
                <text:p>0.2470914</text:p>
                <draw:g>
                  <svg:desc>Sheet1.G11:Sheet1.G19</svg:desc>
                </draw:g>
              </table:table-cell>
              <table:table-cell office:value-type="float" office:value="0.2123459">
                <text:p>0.2123459</text:p>
                <draw:g>
                  <svg:desc>Sheet1.H11:Sheet1.H19</svg:desc>
                </draw:g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584174">
                <text:p>0.584174</text:p>
              </table:table-cell>
              <table:table-cell office:value-type="float" office:value="0.5984724">
                <text:p>0.5984724</text:p>
              </table:table-cell>
              <table:table-cell office:value-type="float" office:value="30.3572947">
                <text:p>30.3572947</text:p>
              </table:table-cell>
              <table:table-cell office:value-type="float" office:value="0.1481176">
                <text:p>0.1481176</text:p>
              </table:table-cell>
              <table:table-cell office:value-type="float" office:value="0.0430717">
                <text:p>0.0430717</text:p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0.6028136">
                <text:p>0.6028136</text:p>
              </table:table-cell>
              <table:table-cell office:value-type="float" office:value="0.6073067">
                <text:p>0.6073067</text:p>
              </table:table-cell>
              <table:table-cell office:value-type="float" office:value="20.6868618">
                <text:p>20.6868618</text:p>
              </table:table-cell>
              <table:table-cell office:value-type="float" office:value="0.1178291">
                <text:p>0.1178291</text:p>
              </table:table-cell>
              <table:table-cell office:value-type="float" office:value="0.0943339">
                <text:p>0.0943339</text:p>
              </table:table-cell>
            </table:table-row>
            <table:table-row>
              <table:table-cell office:value-type="string">
                <text:p>prospero_compile</text:p>
              </table:table-cell>
              <table:table-cell office:value-type="float" office:value="0.5541853">
                <text:p>0.5541853</text:p>
              </table:table-cell>
              <table:table-cell office:value-type="float" office:value="0.5668251">
                <text:p>0.5668251</text:p>
              </table:table-cell>
              <table:table-cell office:value-type="float" office:value="24.3418013">
                <text:p>24.3418013</text:p>
              </table:table-cell>
              <table:table-cell office:value-type="float" office:value="0.1226171">
                <text:p>0.1226171</text:p>
              </table:table-cell>
              <table:table-cell office:value-type="float" office:value="0.0598657">
                <text:p>0.0598657</text:p>
              </table:table-cell>
            </table:table-row>
            <table:table-row>
              <table:table-cell office:value-type="string">
                <text:p>prospero_eval</text:p>
              </table:table-cell>
              <table:table-cell office:value-type="float" office:value="0.6698159">
                <text:p>0.6698159</text:p>
              </table:table-cell>
              <table:table-cell office:value-type="float" office:value="0.683798">
                <text:p>0.683798</text:p>
              </table:table-cell>
              <table:table-cell office:value-type="float" office:value="23.0742492">
                <text:p>23.0742492</text:p>
              </table:table-cell>
              <table:table-cell office:value-type="float" office:value="0.246047599999999">
                <text:p>0.246047599999999</text:p>
              </table:table-cell>
              <table:table-cell office:value-type="float" office:value="0.1202327">
                <text:p>0.1202327</text:p>
              </table:table-cell>
            </table:table-row>
            <table:table-row>
              <table:table-cell office:value-type="string">
                <text:p>rand_sort</text:p>
              </table:table-cell>
              <table:table-cell office:value-type="float" office:value="0.646002">
                <text:p>0.646002</text:p>
              </table:table-cell>
              <table:table-cell office:value-type="float" office:value="0.6607118">
                <text:p>0.6607118</text:p>
              </table:table-cell>
              <table:table-cell office:value-type="float" office:value="29.3219422">
                <text:p>29.3219422</text:p>
              </table:table-cell>
              <table:table-cell office:value-type="float" office:value="0.1320573">
                <text:p>0.1320573</text:p>
              </table:table-cell>
              <table:table-cell office:value-type="float" office:value="0.0873798">
                <text:p>0.0873798</text:p>
              </table:table-cell>
            </table:table-row>
            <table:table-row>
              <table:table-cell office:value-type="string">
                <text:p>rapier</text:p>
              </table:table-cell>
              <table:table-cell office:value-type="float" office:value="0.6483768">
                <text:p>0.6483768</text:p>
              </table:table-cell>
              <table:table-cell office:value-type="float" office:value="0.6804523">
                <text:p>0.6804523</text:p>
              </table:table-cell>
              <table:table-cell office:value-type="float" office:value="NaN">
                <text:p>NaN</text:p>
              </table:table-cell>
              <table:table-cell office:value-type="float" office:value="0.1306435">
                <text:p>0.1306435</text:p>
              </table:table-cell>
              <table:table-cell office:value-type="float" office:value="0.070902">
                <text:p>0.070902</text:p>
              </table:table-cell>
            </table:table-row>
            <table:table-row>
              <table:table-cell office:value-type="string">
                <text:p>regex</text:p>
              </table:table-cell>
              <table:table-cell office:value-type="float" office:value="0.5723303">
                <text:p>0.5723303</text:p>
              </table:table-cell>
              <table:table-cell office:value-type="float" office:value="0.6064479">
                <text:p>0.6064479</text:p>
              </table:table-cell>
              <table:table-cell office:value-type="float" office:value="18.6824994">
                <text:p>18.6824994</text:p>
              </table:table-cell>
              <table:table-cell office:value-type="float" office:value="0.0975159000000003">
                <text:p>0.0975159000000003</text:p>
              </table:table-cell>
              <table:table-cell office:value-type="float" office:value="0.0445545">
                <text:p>0.0445545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0.5426447">
                <text:p>0.5426447</text:p>
              </table:table-cell>
              <table:table-cell office:value-type="float" office:value="0.5853842">
                <text:p>0.5853842</text:p>
              </table:table-cell>
              <table:table-cell office:value-type="float" office:value="23.457069">
                <text:p>23.457069</text:p>
              </table:table-cell>
              <table:table-cell office:value-type="float" office:value="0.1336109">
                <text:p>0.1336109</text:p>
              </table:table-cell>
              <table:table-cell office:value-type="float" office:value="0.0980608">
                <text:p>0.0980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